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1-05 2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02 2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4-30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2-21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24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6-21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2-07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04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6-29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2-25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20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6-15 2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2-10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07272727273" calcext:value-type="float">
            <text:p>1.51707272727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359644444444" calcext:value-type="float">
            <text:p>1.6535964444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53584" calcext:value-type="float">
            <text:p>1.77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148827586207" calcext:value-type="float">
            <text:p>1.791488275862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69536" calcext:value-type="float">
            <text:p>1.73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68168" calcext:value-type="float">
            <text:p>1.55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2995862069" calcext:value-type="float">
            <text:p>1.5692995862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60704" calcext:value-type="float">
            <text:p>1.37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08304" calcext:value-type="float">
            <text:p>1.36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398" calcext:value-type="float">
            <text:p>1.3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6012" calcext:value-type="float">
            <text:p>1.36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17367741936" calcext:value-type="float">
            <text:p>1.414173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97304" calcext:value-type="float">
            <text:p>1.449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444541935484" calcext:value-type="float">
            <text:p>1.474445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0544" calcext:value-type="float">
            <text:p>1.5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94077419355" calcext:value-type="float">
            <text:p>1.676940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83857142857" calcext:value-type="float">
            <text:p>1.810838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63036" calcext:value-type="float">
            <text:p>1.616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560774193548" calcext:value-type="float">
            <text:p>1.605607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16832" calcext:value-type="float">
            <text:p>1.681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09006451613" calcext:value-type="float">
            <text:p>1.630090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275342857143" calcext:value-type="float">
            <text:p>1.782753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90529032258" calcext:value-type="float">
            <text:p>1.810905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425664516129" calcext:value-type="float">
            <text:p>2.004256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5152" calcext:value-type="float">
            <text:p>2.11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253870967742" calcext:value-type="float">
            <text:p>2.122538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1456" calcext:value-type="float">
            <text:p>2.2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66855483871" calcext:value-type="float">
            <text:p>2.166685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357677419355" calcext:value-type="float">
            <text:p>2.19357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1896" calcext:value-type="float">
            <text:p>2.228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515587096774" calcext:value-type="float">
            <text:p>2.095155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82432" calcext:value-type="float">
            <text:p>2.09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011819354839" calcext:value-type="float">
            <text:p>2.150118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155171428571" calcext:value-type="float">
            <text:p>2.291551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18038709677" calcext:value-type="float">
            <text:p>2.328180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911122580645" calcext:value-type="float">
            <text:p>2.549111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01092" calcext:value-type="float">
            <text:p>2.5501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43744516129" calcext:value-type="float">
            <text:p>2.504374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8504" calcext:value-type="float">
            <text:p>2.66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077677419355" calcext:value-type="float">
            <text:p>2.65077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641548387097" calcext:value-type="float">
            <text:p>2.90641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85492" calcext:value-type="float">
            <text:p>2.7685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18464" calcext:value-type="float">
            <text:p>2.63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410812903226" calcext:value-type="float">
            <text:p>2.684108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88328571428" calcext:value-type="float">
            <text:p>2.7128832857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411948387097" calcext:value-type="float">
            <text:p>2.824119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50051612903" calcext:value-type="float">
            <text:p>2.898500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41928" calcext:value-type="float">
            <text:p>2.914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099612903226" calcext:value-type="float">
            <text:p>2.930996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876" calcext:value-type="float">
            <text:p>2.944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44670967742" calcext:value-type="float">
            <text:p>2.910446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108877419355" calcext:value-type="float">
            <text:p>2.861088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04136" calcext:value-type="float">
            <text:p>2.75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53344516129" calcext:value-type="float">
            <text:p>2.565334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74216" calcext:value-type="float">
            <text:p>2.687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38503225806" calcext:value-type="float">
            <text:p>2.773385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686344827586" calcext:value-type="float">
            <text:p>2.75686344827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21032258064" calcext:value-type="float">
            <text:p>2.801210322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74761290323" calcext:value-type="float">
            <text:p>2.810747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6816" calcext:value-type="float">
            <text:p>2.86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45184516129" calcext:value-type="float">
            <text:p>2.894518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3352" calcext:value-type="float">
            <text:p>2.94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30735483871" calcext:value-type="float">
            <text:p>2.889307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59664516129" calcext:value-type="float">
            <text:p>2.819596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4072" calcext:value-type="float">
            <text:p>2.648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247716129032" calcext:value-type="float">
            <text:p>2.662477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28952" calcext:value-type="float">
            <text:p>2.74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35096774194" calcext:value-type="float">
            <text:p>2.734350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9484" calcext:value-type="float">
            <text:p>2.729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97729032258" calcext:value-type="float">
            <text:p>2.767977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172516129032" calcext:value-type="float">
            <text:p>2.74172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5784" calcext:value-type="float">
            <text:p>2.77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337341935484" calcext:value-type="float">
            <text:p>2.803373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98496" calcext:value-type="float">
            <text:p>2.80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334451612903" calcext:value-type="float">
            <text:p>2.79334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543251612903" calcext:value-type="float">
            <text:p>2.735432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828" calcext:value-type="float">
            <text:p>2.56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95561290323" calcext:value-type="float">
            <text:p>2.569955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85496" calcext:value-type="float">
            <text:p>2.5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265083870968" calcext:value-type="float">
            <text:p>2.552650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115628571429" calcext:value-type="float">
            <text:p>2.611156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91793548387" calcext:value-type="float">
            <text:p>2.624917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067277419355" calcext:value-type="float">
            <text:p>2.580672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5532" calcext:value-type="float">
            <text:p>2.60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46503225806" calcext:value-type="float">
            <text:p>2.651465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81632" calcext:value-type="float">
            <text:p>2.72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658941935484" calcext:value-type="float">
            <text:p>2.626589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521290322581" calcext:value-type="float">
            <text:p>2.625212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23928" calcext:value-type="float">
            <text:p>2.482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102580645161" calcext:value-type="float">
            <text:p>2.431025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2012" calcext:value-type="float">
            <text:p>2.38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786787096774" calcext:value-type="float">
            <text:p>2.457867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985485714286" calcext:value-type="float">
            <text:p>2.539854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26270967742" calcext:value-type="float">
            <text:p>2.581262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548490322581" calcext:value-type="float">
            <text:p>2.515484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95936" calcext:value-type="float">
            <text:p>2.539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959122580645" calcext:value-type="float">
            <text:p>2.579591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05688" calcext:value-type="float">
            <text:p>2.62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962012903226" calcext:value-type="float">
            <text:p>2.589620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111819354839" calcext:value-type="float">
            <text:p>2.531118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65256" calcext:value-type="float">
            <text:p>2.376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575148387097" calcext:value-type="float">
            <text:p>2.165751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47508" calcext:value-type="float">
            <text:p>2.044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746077419355" calcext:value-type="float">
            <text:p>2.027460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080882758621" calcext:value-type="float">
            <text:p>2.03080882758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028025806452" calcext:value-type="float">
            <text:p>2.070280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035561290323" calcext:value-type="float">
            <text:p>1.960355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6912" calcext:value-type="float">
            <text:p>1.99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057238461538" calcext:value-type="float">
            <text:p>2.00057238461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49792" calcext:value-type="float">
            <text:p>2.144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964412903226" calcext:value-type="float">
            <text:p>2.019644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311135483871" calcext:value-type="float">
            <text:p>2.083111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364" calcext:value-type="float">
            <text:p>2.023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42270967742" calcext:value-type="float">
            <text:p>1.956422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93688" calcext:value-type="float">
            <text:p>1.909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57832258065" calcext:value-type="float">
            <text:p>1.935578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807285714286" calcext:value-type="float">
            <text:p>1.998072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342658064516" calcext:value-type="float">
            <text:p>2.073426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29574193548" calcext:value-type="float">
            <text:p>2.157295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66936" calcext:value-type="float">
            <text:p>2.19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7044" calcext:value-type="float">
            <text:p>2.25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12248" calcext:value-type="float">
            <text:p>2.281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61367741936" calcext:value-type="float">
            <text:p>2.267613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336283870968" calcext:value-type="float">
            <text:p>2.153362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69020689655" calcext:value-type="float">
            <text:p>1.93569020689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3008" calcext:value-type="float">
            <text:p>2.127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384165517241" calcext:value-type="float">
            <text:p>2.04384165517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53584516129" calcext:value-type="float">
            <text:p>1.995358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313485714286" calcext:value-type="float">
            <text:p>2.113134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720386206896" calcext:value-type="float">
            <text:p>2.117203862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9988" calcext:value-type="float">
            <text:p>2.1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442117647059" calcext:value-type="float">
            <text:p>2.204421176470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5644" calcext:value-type="float">
            <text:p>2.485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8484" calcext:value-type="float">
            <text:p>2.34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49099521503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0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826" meta:object-count="0"/>
    <meta:user-defined meta:name="AppVersion">3.0</meta:user-defined>
  </office:meta>
</office:document-meta>
</file>